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eting 22/10</text:p>
      <text:p text:style-name="P1"/>
      <text:p text:style-name="P3">All present</text:p>
      <text:p text:style-name="P3"/>
      <text:p text:style-name="P3">Miles is to do the risk assessment </text:p>
      <text:p text:style-name="P3"/>
      <text:p text:style-name="P2"><text:span text:style-name="T2">All group members need to send their github account name to Sam (</text:span><text:a xlink:type="simple" xlink:href="mailto:sdc2@aber.ac.uk"><text:span text:style-name="Internet_20_link"><text:span text:style-name="T3">sdc2@aber.ac.uk</text:span></text:span></text:a><text:span text:style-name="T2">) so that they can be added to the repository. All documents related to the project will be stored in the repository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0:08:47</meta:creation-date>
    <dc:date>2012-10-31T16:03:37</dc:date>
    <meta:editing-cycles>2</meta:editing-cycles>
    <meta:editing-duration>PT11M4S</meta:editing-duration>
    <meta:document-statistic meta:table-count="0" meta:image-count="0" meta:object-count="0" meta:page-count="1" meta:paragraph-count="4" meta:word-count="45" meta:character-count="256"/>
    <meta:generator>OpenOffice.org/3.4$Win32 OpenOffice.org_project/340m1$Build-9590</meta:generator>
  </office:meta>
</office:document-meta>
</file>